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88dc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88dcd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yecto </text:span><text:span text:style-name="T5">8</text:span><text:span text:style-name="T1">.</text:span><text:span text:style-name="T4">1</text:span><text:span text:style-name="T2">.</text:span><text:span text:style-name="T7">5</text:span><text:span text:style-name="T3">.</text:span><text:span text:style-name="T6">1</text:span><text:span text:style-name="T4">.</text:span><text:span text:style-name="T1"> </text:span><text:span text:style-name="T7">Dibujar </text:span><text:span text:style-name="T8">figuras</text:span><text:span text:style-name="T7"> con subtareas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1T17:18:37.469000000</dc:date>
    <meta:editing-duration>PT4H26M50S</meta:editing-duration>
    <meta:editing-cycles>7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47" meta:non-whitespace-character-count="42"/>
  </office:meta>
</office:document-meta>
</file>